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opacity="100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ed4c05" draw:textarea-vertical-align="middle" draw:auto-grow-height="false" draw:fit-to-size="false" style:shrink-to-fit="false" fo:min-height="0.284cm" fo:min-width="0.03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4cm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5cm" fo:min-width="0.56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56cm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d4c0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10d0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7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8" style:family="paragraph">
      <loext:graphic-properties draw:fill="solid" draw:fill-color="#8d1d75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0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1" style:family="paragraph">
      <loext:graphic-properties draw:fill="solid" draw:fill-color="#f10d0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P24" style:family="paragraph">
      <style:text-properties fo:font-weight="bold"/>
    </style:style>
    <style:style style:name="P25" style:family="paragraph">
      <loext:graphic-properties draw:fill="none" draw:fill-color="#ffffff"/>
      <style:text-properties fo:color="#000000" loext:opacity="100%" fo:font-size="12pt" fo:font-weight="bold" style:font-size-asian="12pt" style:font-size-complex="12pt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position="-8% 58%"/>
    </style:style>
    <style:style style:name="T7" style:family="text">
      <style:text-properties fo:color="#000000" loext:opacity="100%" fo:font-size="18pt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19.562cm 11.24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9" draw:style-name="gr4" draw:text-style-name="P4" draw:layer="layout" svg:width="0.533cm" svg:height="0.533cm" draw:transform="rotate (-1.5707963267949) translate (24.768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3" draw:layer="layout" svg:width="5.112cm" svg:height="0.001cm" svg:x="2.479cm" svg:y="5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6" draw:layer="layout" svg:width="0.927cm" svg:height="1.434cm" svg:x="8.044cm" svg:y="6.377cm">
          <text:p text:style-name="P5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6" draw:layer="layout" svg:width="0.99cm" svg:height="1.436cm" svg:x="16.784cm" svg:y="6.623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8" draw:layer="layout" svg:width="1.891cm" svg:height="1.012cm" draw:transform="rotate (1.5707963267949) translate (0.632cm 8.124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9" draw:text-style-name="P8" draw:layer="layout" svg:width="1.917cm" svg:height="1.013cm" svg:x="4.124cm" svg:y="2.029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2" draw:style-name="gr3" draw:text-style-name="P3" draw:layer="layout" svg:x1="19.102cm" svg:y1="3.768cm" svg:x2="19.103cm" svg:y2="11.304cm">
          <text:p/>
        </draw:line>
        <draw:custom-shape draw:name="TextBox 22_2" draw:style-name="gr10" draw:text-style-name="P8" draw:layer="layout" svg:width="1.891cm" svg:height="1.012cm" draw:transform="rotate (1.5707963267949) translate (18.028cm 8.369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7.055cm" svg:y1="3.293cm" svg:x2="19.518cm" svg:y2="3.294cm">
          <text:p/>
        </draw:line>
        <draw:custom-shape draw:name="TextBox 28_0" draw:style-name="gr11" draw:text-style-name="P8" draw:layer="layout" svg:width="1.892cm" svg:height="1.011cm" svg:x="22.369cm" svg:y="2.091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2.792cm" svg:height="0.962cm" svg:x="3.673cm" svg:y="7.684cm">
          <draw:text-box>
            <text:p>Matrix A</text:p>
          </draw:text-box>
        </draw:frame>
        <draw:frame draw:style-name="gr13" draw:text-style-name="P9" draw:layer="layout" svg:width="3.372cm" svg:height="1.673cm" svg:x="21.59cm" svg:y="8.255cm">
          <draw:text-box>
            <text:p>Matrix C</text:p>
          </draw:text-box>
        </draw:frame>
        <draw:custom-shape draw:name="TextBox 21" draw:style-name="gr14" draw:text-style-name="P8" draw:layer="layout" svg:width="4.182cm" svg:height="1.011cm" svg:x="22.098cm" svg:y="4.445cm">
          <text:p text:style-name="P7"><text:span text:style-name="T3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.437cm" svg:height="0.962cm" svg:x="3.429cm" svg:y="4.372cm">
          <draw:text-box>
            <text:p>Row i0</text:p>
          </draw:text-box>
        </draw:frame>
        <draw:custom-shape draw:name="Rectangle 2" draw:style-name="gr16" draw:text-style-name="P1" draw:layer="layout" svg:width="5.386cm" svg:height="7.536cm" svg:x="10.681cm" svg:y="3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3" draw:text-style-name="P3" draw:layer="layout" svg:x1="10.245cm" svg:y1="3.701cm" svg:x2="10.246cm" svg:y2="11.237cm">
          <text:p/>
        </draw:line>
        <draw:custom-shape draw:name="Straight Arrow Connector 1" draw:style-name="gr5" draw:text-style-name="P3" draw:layer="layout" svg:width="5.112cm" svg:height="0.001cm" svg:x="10.844cm" svg:y="7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17" draw:text-style-name="P8" draw:layer="layout" svg:width="1.889cm" svg:height="1.012cm" draw:transform="rotate (1.5707963267949) translate (8.971cm 8.145cm)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1" draw:style-name="gr18" draw:text-style-name="P8" draw:layer="layout" svg:width="1.917cm" svg:height="1.013cm" svg:x="12.463cm" svg:y="2.051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3" draw:text-style-name="P3" draw:layer="layout" svg:x1="10.691cm" svg:y1="3.236cm" svg:x2="16.087cm" svg:y2="3.236cm">
          <text:p/>
        </draw:line>
        <draw:frame draw:style-name="gr19" draw:text-style-name="P9" draw:layer="layout" svg:width="3.054cm" svg:height="0.962cm" svg:x="11.759cm" svg:y="4.306cm">
          <draw:text-box>
            <text:p>Matrix B<text:span text:style-name="T4">T</text:span></text:p>
          </draw:text-box>
        </draw:frame>
        <draw:frame draw:style-name="gr15" draw:text-style-name="P9" draw:layer="layout" svg:width="2.437cm" svg:height="0.962cm" svg:x="12.122cm" svg:y="6.465cm">
          <draw:text-box>
            <text:p>Row i1</text:p>
          </draw:text-box>
        </draw:frame>
        <draw:custom-shape draw:name="Rectangle 10" draw:style-name="gr20" draw:text-style-name="P10" draw:layer="layout" svg:width="1.067cm" svg:height="0.533cm" svg:x="10.683cm" svg:y="8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1" draw:layer="layout" svg:width="1.067cm" svg:height="0.533cm" svg:x="11.757cm" svg:y="8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2" draw:text-style-name="P10" draw:layer="layout" svg:width="1.067cm" svg:height="0.533cm" svg:x="2.3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11" draw:layer="layout" svg:width="1.067cm" svg:height="0.533cm" svg:x="3.433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" draw:text-style-name="P10" draw:layer="layout" svg:width="1.067cm" svg:height="0.533cm" svg:x="2.3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11" draw:layer="layout" svg:width="1.067cm" svg:height="0.533cm" svg:x="3.4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0" draw:layer="layout" svg:width="1.067cm" svg:height="0.533cm" svg:x="10.686cm" svg:y="8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10" draw:layer="layout" svg:width="1.067cm" svg:height="0.533cm" svg:x="10.686cm" svg:y="9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8" draw:text-style-name="P11" draw:layer="layout" svg:width="1.067cm" svg:height="0.533cm" svg:x="11.757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1" draw:layer="layout" svg:width="1.067cm" svg:height="0.533cm" svg:x="11.757cm" svg:y="9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" draw:text-style-name="P12" draw:layer="layout" svg:width="1.067cm" svg:height="0.533cm" svg:x="4.509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1" draw:text-style-name="P13" draw:layer="layout" svg:width="1.067cm" svg:height="0.533cm" svg:x="5.585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" draw:text-style-name="P14" draw:layer="layout" svg:width="1.067cm" svg:height="0.533cm" svg:x="6.6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3" draw:text-style-name="P12" draw:layer="layout" svg:width="1.067cm" svg:height="0.533cm" svg:x="4.50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4" draw:text-style-name="P13" draw:layer="layout" svg:width="1.067cm" svg:height="0.533cm" svg:x="5.58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5" draw:text-style-name="P14" draw:layer="layout" svg:width="1.067cm" svg:height="0.533cm" svg:x="6.6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6" draw:text-style-name="P12" draw:layer="layout" svg:width="1.067cm" svg:height="0.533cm" svg:x="12.833cm" svg:y="8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7" draw:text-style-name="P14" draw:layer="layout" svg:width="1.067cm" svg:height="0.533cm" svg:x="14.989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8" draw:text-style-name="P13" draw:layer="layout" svg:width="1.067cm" svg:height="0.533cm" svg:x="13.914cm" svg:y="8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9" draw:text-style-name="P12" draw:layer="layout" svg:width="1.067cm" svg:height="0.533cm" svg:x="12.837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0" draw:text-style-name="P12" draw:layer="layout" svg:width="1.067cm" svg:height="0.533cm" svg:x="12.837cm" svg:y="9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1" draw:text-style-name="P13" draw:layer="layout" svg:width="1.067cm" svg:height="0.533cm" svg:x="13.914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2" draw:text-style-name="P13" draw:layer="layout" svg:width="1.067cm" svg:height="0.533cm" svg:x="13.914cm" svg:y="9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3" draw:text-style-name="P14" draw:layer="layout" svg:width="1.067cm" svg:height="0.533cm" svg:x="14.99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4" draw:text-style-name="P14" draw:layer="layout" svg:width="1.067cm" svg:height="0.533cm" svg:x="14.99cm" svg:y="9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0.533cm" svg:height="0.533cm" draw:transform="rotate (-1.5707963267949) translate (24.769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" draw:text-style-name="P4" draw:layer="layout" svg:width="0.533cm" svg:height="0.533cm" draw:transform="rotate (-1.5707963267949) translate (25.302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4" draw:layer="layout" svg:width="0.533cm" svg:height="0.533cm" draw:transform="rotate (-1.5707963267949) translate (25.302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0.533cm" svg:height="0.533cm" draw:transform="rotate (-1.5707963267949) translate (24.235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0.533cm" svg:height="0.533cm" draw:transform="rotate (-1.5707963267949) translate (24.236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5" draw:text-style-name="P10" draw:layer="layout" svg:width="1.067cm" svg:height="0.533cm" svg:x="6.557cm" svg:y="13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6" draw:text-style-name="P10" draw:layer="layout" svg:width="1.067cm" svg:height="0.533cm" svg:x="6.557cm" svg:y="13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3" draw:text-style-name="P3" draw:layer="layout" svg:x1="6.161cm" svg:y1="13.019cm" svg:x2="6.176cm" svg:y2="14.089cm">
          <text:p/>
        </draw:line>
        <draw:frame draw:style-name="gr47" draw:text-style-name="P15" draw:layer="layout" svg:width="1.056cm" svg:height="0.962cm" svg:x="4.978cm" svg:y="13.019cm">
          <draw:text-box>
            <text:p><text:span text:style-name="T5">L</text:span><text:span text:style-name="T6">0</text:span></text:p>
          </draw:text-box>
        </draw:frame>
        <draw:custom-shape draw:name="Rectangle 37" draw:style-name="gr48" draw:text-style-name="P10" draw:layer="layout" svg:width="1.067cm" svg:height="0.533cm" svg:x="11.366cm" svg:y="12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9" draw:text-style-name="P10" draw:layer="layout" svg:width="1.067cm" svg:height="0.533cm" svg:x="11.366cm" svg:y="13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3" draw:layer="layout" svg:x1="10.97cm" svg:y1="12.619cm" svg:x2="10.97cm" svg:y2="14.229cm">
          <text:p/>
        </draw:line>
        <draw:frame draw:style-name="gr47" draw:text-style-name="P15" draw:layer="layout" svg:width="1.056cm" svg:height="0.962cm" svg:x="9.971cm" svg:y="12.873cm">
          <draw:text-box>
            <text:p><text:span text:style-name="T5">L</text:span><text:span text:style-name="T6">1</text:span></text:p>
          </draw:text-box>
        </draw:frame>
        <draw:custom-shape draw:name="Rectangle 39" draw:style-name="gr50" draw:text-style-name="P10" draw:layer="layout" svg:width="1.067cm" svg:height="0.533cm" svg:x="11.366cm" svg:y="13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5" draw:layer="layout" svg:width="6.382cm" svg:height="0.962cm" svg:x="6.264cm" svg:y="15.756cm">
          <draw:text-box>
            <text:p><text:span text:style-name="T5">Local memory usage</text:span></text:p>
          </draw:text-box>
        </draw:frame>
        <draw:custom-shape draw:name="Rectangle 40" draw:style-name="gr4" draw:text-style-name="P4" draw:layer="layout" svg:width="0.533cm" svg:height="0.533cm" draw:transform="rotate (-1.5707963267949) translate (17.623cm 12.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5" draw:layer="layout" svg:width="0.875cm" svg:height="0.962cm" svg:x="17.763cm" svg:y="12.505cm">
          <draw:text-box>
            <text:p><text:span text:style-name="T5">=</text:span></text:p>
          </draw:text-box>
        </draw:frame>
        <draw:custom-shape draw:name="Rectangle 41" draw:style-name="gr53" draw:text-style-name="P17" draw:layer="layout" svg:width="1.067cm" svg:height="0.533cm" svg:x="18.742cm" svg:y="12.15cm">
          <text:p text:style-name="P16"><text:span text:style-name="T7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4" draw:text-style-name="P17" draw:layer="layout" svg:width="1.067cm" svg:height="0.533cm" svg:x="18.738cm" svg:y="13.234cm">
          <text:p text:style-name="P16"><text:span text:style-name="T7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5" draw:layer="layout" svg:width="0.875cm" svg:height="0.962cm" svg:x="19.664cm" svg:y="12.505cm">
          <draw:text-box>
            <text:p><text:span text:style-name="T5">+</text:span></text:p>
          </draw:text-box>
        </draw:frame>
        <draw:frame draw:style-name="gr55" draw:text-style-name="P15" draw:layer="layout" svg:width="0.68cm" svg:height="0.962cm" svg:x="18.915cm" svg:y="12.305cm">
          <draw:text-box>
            <text:p><text:span text:style-name="T5">.</text:span></text:p>
          </draw:text-box>
        </draw:frame>
        <draw:custom-shape draw:name="Rectangle 43" draw:style-name="gr56" draw:text-style-name="P18" draw:layer="layout" svg:width="1.067cm" svg:height="0.533cm" svg:x="20.442cm" svg:y="12.15cm">
          <text:p text:style-name="P16"><text:span text:style-name="T7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7" draw:text-style-name="P18" draw:layer="layout" svg:width="1.067cm" svg:height="0.533cm" svg:x="20.438cm" svg:y="13.234cm">
          <text:p text:style-name="P16"><text:span text:style-name="T7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5" draw:layer="layout" svg:width="0.68cm" svg:height="0.962cm" svg:x="20.615cm" svg:y="12.305cm">
          <draw:text-box>
            <text:p><text:span text:style-name="T5">.</text:span></text:p>
          </draw:text-box>
        </draw:frame>
        <draw:custom-shape draw:name="Rectangle 45" draw:style-name="gr58" draw:text-style-name="P19" draw:layer="layout" svg:width="1.067cm" svg:height="0.533cm" svg:x="22.142cm" svg:y="12.15cm">
          <text:p text:style-name="P16"><text:span text:style-name="T7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9" draw:text-style-name="P19" draw:layer="layout" svg:width="1.067cm" svg:height="0.533cm" svg:x="22.138cm" svg:y="13.234cm">
          <text:p text:style-name="P16"><text:span text:style-name="T7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5" draw:layer="layout" svg:width="0.68cm" svg:height="0.962cm" svg:x="22.315cm" svg:y="12.305cm">
          <draw:text-box>
            <text:p><text:span text:style-name="T5">.</text:span></text:p>
          </draw:text-box>
        </draw:frame>
        <draw:custom-shape draw:name="Rectangle 47" draw:style-name="gr60" draw:text-style-name="P20" draw:layer="layout" svg:width="1.067cm" svg:height="0.533cm" svg:x="23.742cm" svg:y="12.15cm">
          <text:p text:style-name="P16"><text:span text:style-name="T7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1" draw:text-style-name="P20" draw:layer="layout" svg:width="1.067cm" svg:height="0.533cm" svg:x="23.738cm" svg:y="13.234cm">
          <text:p text:style-name="P16"><text:span text:style-name="T7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5" draw:layer="layout" svg:width="0.68cm" svg:height="0.962cm" svg:x="23.915cm" svg:y="12.305cm">
          <draw:text-box>
            <text:p><text:span text:style-name="T5">.</text:span></text:p>
          </draw:text-box>
        </draw:frame>
        <draw:custom-shape draw:name="Rectangle 49" draw:style-name="gr62" draw:text-style-name="P21" draw:layer="layout" svg:width="1.067cm" svg:height="0.533cm" svg:x="25.442cm" svg:y="12.15cm">
          <text:p text:style-name="P16"><text:span text:style-name="T7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3" draw:text-style-name="P21" draw:layer="layout" svg:width="1.067cm" svg:height="0.533cm" svg:x="25.438cm" svg:y="13.234cm">
          <text:p text:style-name="P16"><text:span text:style-name="T7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5" draw:layer="layout" svg:width="0.68cm" svg:height="0.962cm" svg:x="25.615cm" svg:y="12.305cm">
          <draw:text-box>
            <text:p><text:span text:style-name="T5">.</text:span></text:p>
          </draw:text-box>
        </draw:frame>
        <draw:frame draw:style-name="gr52" draw:text-style-name="P15" draw:layer="layout" svg:width="0.875cm" svg:height="0.962cm" svg:x="21.399cm" svg:y="12.505cm">
          <draw:text-box>
            <text:p><text:span text:style-name="T5">+</text:span></text:p>
          </draw:text-box>
        </draw:frame>
        <draw:frame draw:style-name="gr52" draw:text-style-name="P15" draw:layer="layout" svg:width="0.875cm" svg:height="0.962cm" svg:x="23cm" svg:y="12.505cm">
          <draw:text-box>
            <text:p><text:span text:style-name="T5">+</text:span></text:p>
          </draw:text-box>
        </draw:frame>
        <draw:frame draw:style-name="gr52" draw:text-style-name="P15" draw:layer="layout" svg:width="0.875cm" svg:height="0.962cm" svg:x="24.601cm" svg:y="12.505cm">
          <draw:text-box>
            <text:p><text:span text:style-name="T5">+</text:span></text:p>
          </draw:text-box>
        </draw:frame>
        <draw:frame draw:style-name="gr64" draw:text-style-name="P23" draw:layer="layout" svg:width="2.441cm" svg:height="0.725cm" svg:x="5.888cm" svg:y="14.8cm">
          <draw:text-box>
            <text:p text:style-name="P22"><text:span text:style-name="T8">chunk_len</text:span></text:p>
          </draw:text-box>
        </draw:frame>
        <draw:line draw:name="Straight Connector 4" draw:style-name="gr3" draw:text-style-name="P3" draw:layer="layout" svg:x1="7.603cm" svg:y1="14.487cm" svg:x2="6.587cm" svg:y2="14.487cm">
          <text:p/>
        </draw:line>
        <draw:frame draw:style-name="gr64" draw:text-style-name="P23" draw:layer="layout" svg:width="2.441cm" svg:height="0.725cm" svg:x="10.677cm" svg:y="14.817cm">
          <draw:text-box>
            <text:p text:style-name="P22"><text:span text:style-name="T8">chunk_len</text:span></text:p>
          </draw:text-box>
        </draw:frame>
        <draw:line draw:name="Straight Connector 5" draw:style-name="gr3" draw:text-style-name="P3" draw:layer="layout" svg:x1="12.403cm" svg:y1="14.538cm" svg:x2="11.387cm" svg:y2="14.538cm">
          <text:p/>
        </draw:line>
        <draw:frame draw:style-name="gr64" draw:text-style-name="P25" draw:layer="layout" svg:width="2.695cm" svg:height="0.725cm" svg:x="10.413cm" svg:y="11.594cm">
          <draw:text-box>
            <text:p text:style-name="P24"><text:span text:style-name="T8">shared_BT</text:span></text:p>
          </draw:text-box>
        </draw:frame>
        <draw:frame draw:style-name="gr65" draw:text-style-name="P27" draw:layer="layout" svg:width="2.54cm" svg:height="1.199cm" svg:x="5.715cm" svg:y="12.009cm">
          <draw:text-box>
            <text:p text:style-name="P26"><text:span text:style-name="T9">shared_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6-07T16:57:54.017329995</dc:date>
    <meta:editing-duration>PT2H14M22S</meta:editing-duration>
    <meta:editing-cycles>12</meta:editing-cycles>
    <meta:generator>LibreOffice/7.2.5.1$Linux_X86_64 LibreOffice_project/20$Build-1</meta:generator>
    <meta:document-statistic meta:object-count="93"/>
  </office:meta>
</office:document-meta>
</file>